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Utopia-Italic" svg:font-family="Utopia-Italic, 'MS Mincho'" style:font-pitch="variable"/>
    <style:font-face style:name="Utopia1" svg:font-family="Utopia,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Bold" svg:font-family="TheSansMonoCondensed-SemiBold,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Body_20_Text_20_First">
      <style:paragraph-properties fo:margin-top="0.0835in" fo:margin-bottom="0.0972in" loext:contextual-spacing="false"/>
    </style:style>
    <style:style style:name="P4" style:family="paragraph" style:parent-style-name="Figure">
      <style:paragraph-properties fo:text-align="start" style:justify-single-word="false"/>
    </style:style>
    <style:style style:name="P5" style:family="paragraph" style:parent-style-name="Figure_20_Caption">
      <style:paragraph-properties fo:margin-top="0.278in" fo:margin-bottom="0.0835in" loext:contextual-spacing="true"/>
    </style:style>
    <style:style style:name="P6" style:family="paragraph" style:parent-style-name="Chapter_20_Title" style:master-page-name="Standard">
      <style:paragraph-properties style:page-number="auto"/>
    </style:style>
    <style:style style:name="P7" style:family="paragraph" style:parent-style-name="Body_20_Text_20_First">
      <style:text-properties officeooo:paragraph-rsid="0018ecd5"/>
    </style:style>
    <style:style style:name="P8" style:family="paragraph" style:parent-style-name="Figure" style:master-page-name="Convert_20_1">
      <style:paragraph-properties fo:text-align="start" style:justify-single-word="false" style:page-number="auto" fo:break-before="page"/>
      <style:text-properties fo:font-weight="bold" style:font-weight-asian="bold"/>
    </style:style>
    <style:style style:name="P9" style:family="paragraph" style:parent-style-name="Bullet" style:list-style-name="WW8Num2">
      <style:paragraph-properties style:line-height-at-least="0.0693in"/>
    </style:style>
    <style:style style:name="P10" style:family="paragraph" style:parent-style-name="Code">
      <style:text-properties officeooo:rsid="0018ecd5" officeooo:paragraph-rsid="0018ecd5"/>
    </style:style>
    <style:style style:name="P11" style:family="paragraph" style:parent-style-name="Code">
      <style:text-properties officeooo:paragraph-rsid="001a1885"/>
    </style:style>
    <style:style style:name="P12" style:family="paragraph" style:parent-style-name="Heading_20_3">
      <style:text-properties officeooo:paragraph-rsid="0018ecd5"/>
    </style:style>
    <style:style style:name="P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5ceee"/>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style:font-name-asian="TheSansMonoConNormal1"/>
    </style:style>
    <style:style style:name="T5" style:family="text">
      <style:text-properties officeooo:rsid="001a1885" style:font-name-asian="TheSansMonoConNormal1"/>
    </style:style>
    <style:style style:name="T6" style:family="text">
      <style:text-properties style:font-name="Utopia-Italic" style:font-name-complex="Utopia-Italic"/>
    </style:style>
    <style:style style:name="T7" style:family="text">
      <style:text-properties style:font-name="Utopia-Italic" fo:font-style="italic" style:font-style-asian="italic" style:font-name-complex="Utopia-Italic" style:font-style-complex="italic"/>
    </style:style>
    <style:style style:name="T8" style:family="text">
      <style:text-properties style:font-name="Utopia-Italic" fo:language="en" fo:country="US" style:font-name-complex="Utopia-Italic"/>
    </style:style>
    <style:style style:name="T9" style:family="text">
      <style:text-properties style:font-name-complex="Utopia-Italic"/>
    </style:style>
    <style:style style:name="T10" style:family="text">
      <style:text-properties fo:font-weight="bold" style:font-weight-asian="bold"/>
    </style:style>
    <style:style style:name="T11" style:family="text">
      <style:text-properties fo:font-weight="bold" officeooo:rsid="0018ecd5" style:font-weight-asian="bold"/>
    </style:style>
    <style:style style:name="T12" style:family="text">
      <style:text-properties fo:font-weight="bold" officeooo:rsid="001a1885" style:font-weight-asian="bold"/>
    </style:style>
    <style:style style:name="T13" style:family="text">
      <style:text-properties officeooo:rsid="0018ecd5"/>
    </style:style>
    <style:style style:name="T14" style:family="text">
      <style:text-properties style:use-window-font-color="true" style:font-name="Utopia" fo:font-size="11pt" fo:language="en" fo:country="GB" officeooo:rsid="0018ecd5" style:font-name-asian="Calibri" style:font-size-asian="11pt" style:font-name-complex="Utopia" style:font-size-complex="11pt" style:language-complex="ar" style:country-complex="SA"/>
    </style:style>
    <style:style style:name="T15" style:family="text">
      <style:text-properties style:use-window-font-color="true" style:font-name="TheSansMonoConNormal" fo:font-size="11pt" fo:language="none" fo:country="none" officeooo:rsid="0018ecd5" style:font-name-asian="Calibri" style:font-size-asian="11pt" style:language-asian="none" style:country-asian="none" style:font-name-complex="TheSansMonoConNormal" style:font-size-complex="11pt" style:language-complex="ar" style:country-complex="SA"/>
    </style:style>
    <style:style style:name="T16" style:family="text">
      <style:text-properties officeooo:rsid="001a1885"/>
    </style:style>
    <style:style style:name="T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ocumentation</text:p>
      <text:p text:style-name="Body_20_Text_20_First"><text:span text:style-name="Default_20_Paragraph_20_Font">This </text:span><text:span text:style-name="Default_20_Paragraph_20_Font"><text:span text:style-name="T2">E</text:span></text:span><text:span text:style-name="Default_20_Paragraph_20_Font">xploration is a</text:span><text:span text:style-name="Default_20_Paragraph_20_Font"><text:span text:style-name="T2"> </text:span></text:span><text:span text:style-name="Default_20_Paragraph_20_Font">little different from the others. Instead of covering part of the C++ standard, it examines a</text:span><text:span text:style-name="Default_20_Paragraph_20_Font"><text:span text:style-name="T2"> </text:span></text:span><text:span text:style-name="Default_20_Paragraph_20_Font">third-party tool called Doxygen. Feel free to skip this Exploration, but understand that this is where I</text:span><text:span text:style-name="Default_20_Paragraph_20_Font"><text:span text:style-name="T2"> </text:span></text:span><text:span text:style-name="Default_20_Paragraph_20_Font">explain the strange comments you sometimes see in the code listings.</text:span></text:p>
      <text:h text:style-name="Heading_20_1" text:outline-level="1"><text:span text:style-name="Default_20_Paragraph_20_Font">Doxygen</text:span></text:h>
      <text:p text:style-name="Body_20_Text_20_First">Doxygen is a<text:span text:style-name="T2"> </text:span>free<text:span text:style-name="T2"> </text:span>(in cost and license) tool that reads your source code, looks for comments that follow a<text:span text:style-name="T2"> </text:span>certain structure, and extracts information from the comments and from the code to produce documentation. It produces output in a<text:span text:style-name="T2"> </text:span>number of formats: HTML, RTF (rich text format), LaTeX, UNIX man pages, and XML.</text:p>
      <text:p text:style-name="Body_20_Text_20_Cont">Java programmers may be familiar with a similar tool called javadoc. The javadoc tool is standard in the Java Software Development Kit, whereas Doxygen has no relationship with the C++ standard or with any C++ vendor. C++ lacks a standard for structured documentation, so you are free to do anything you want. For example, Microsoft defines its own conventions for XML tags in comments, which is fine, if you plan to work entirely within the Microsoft .NET environment. For other programmers, I recommend using tools that have more widespread and portable use. The most popular solution is Doxygen, and I think every C++ programmer should know about it, even if you decide not to use it. That’s why I include this Exploration in the book.</text:p>
      <text:h text:style-name="Heading_20_1" text:outline-level="1"><text:soft-page-break/>Structured Comments</text:h>
      <text:p text:style-name="Body_20_Text_20_First">Doxygen heeds comments<text:alphabetical-index-mark text:string-value="structured comments" text:key1="Doxygen"/> that follow a<text:span text:style-name="T2"> </text:span>specific format<text:span text:style-name="T2">.</text:span></text:p>
      <text:list xml:id="list3293224762" text:style-name="WW8Num2">
        <text:list-item>
          <text:p text:style-name="P9">One-line comments start with an extra slash or exclamation mark: <text:span text:style-name="Code_20_Inline">///</text:span> or <text:span text:style-name="Code_20_Inline">//!</text:span></text:p>
        </text:list-item>
        <text:list-item>
          <text:p text:style-name="P9">Multiline comments start with an extra asterisk or exclamation mark: <text:span text:style-name="Code_20_Inline">/**</text:span> or <text:span text:style-name="Code_20_Inline">/*!</text:span></text:p>
        </text:list-item>
      </text:list>
      <text:p text:style-name="Body_20_Text_20_Cont">Also, Doxygen recognizes some widespread comment conventions and decorations. For example, it ignores a line of slashes.</text:p>
      <text:p text:style-name="Code">//////////////////////////////////////////////////////////////////////////////</text:p>
      <text:p text:style-name="Body_20_Text_20_Cont">A multiline comment can begin with a row full of asterisks.</text:p>
      <text:p text:style-name="Body_20_Text_20_Cont"/>
      <text:p text:style-name="Code">/*****************************************************************************</text:p>
      <text:p text:style-name="Body_20_Text_20_Cont">And a line in a multiline comment can begin with an asterisk.</text:p>
      <text:p text:style-name="Body_20_Text_20_Cont"/>
      <text:p text:style-name="Code">/****************************************************************************</text:p>
      <text:p text:style-name="Code"><text:span text:style-name="T4"><text:s/></text:span>* This is a<text:span text:style-name="T2"> </text:span>structured comment for Doxygen. <text:s text:c="31"/>*</text:p>
      <text:p text:style-name="Code"><text:span text:style-name="T4"><text:s/></text:span>****************************************************************************/</text:p>
      <text:p text:style-name="Body_20_Text_20_Cont">Within a structured comment is where you document the various entities in your program: functions, types, variables, and so on.</text:p>
      <text:p text:style-name="Body_20_Text_20_Cont">The convention is that the comment immediately before a declaration or definition applies to the entity being declared or defined. Sometimes, you want to put the comment after the declaration, such as a one-line description of a variable. To do that, use a “less-than” (<text:span text:style-name="Code_20_Inline">&lt;</text:span>) sign at the start of the comment.</text:p>
      <text:p text:style-name="Code">double const c = 299792458.0; <text:s text:c="11"/>///&lt; speed of light in m/sec</text:p>
      <text:h text:style-name="Heading_20_1" text:outline-level="1">Documentation Tags and Markdown</text:h>
      <text:p text:style-name="Body_20_Text_20_First">Doxygen has its own markup language that utilizes <text:span text:style-name="Emphasis"><text:span text:style-name="T6">tags</text:span></text:span>. A<text:span text:style-name="T2"> </text:span>tag can start with a<text:span text:style-name="T2"> </text:span>backslash character (<text:span text:style-name="Code_20_Inline">\return</text:span>) or an “at<text:span text:style-name="T2"> </text:span>sign” (<text:span text:style-name="Code_20_Inline">@return</text:span>). Some tags take arguments and some don’t. In addition to its own tags, you can also use a subset of HTML or Markdown (a wiki-like syntax that is easy to read and write).<text:span text:style-name="T2"> </text:span>The most useful tags, markup, and <text:span text:style-name="T2">M</text:span>arkdown<text:span text:style-name="T2"> </text:span>are<text:span text:style-name="T2"> the following</text:span>:</text:p>
      <text:h text:style-name="Heading_20_3" text:outline-level="3"><text:soft-page-break/><text:span text:style-name="CODE-H3">@b</text:span> word</text:h>
      <text:p text:style-name="Body_20_Text_20_First">Mark<text:span text:style-name="T13">s</text:span> up <text:span text:style-name="Emphasis"><text:span text:style-name="T6">word</text:span></text:span> in boldface. You can also use HTML markup, <text:span text:style-name="Code_20_Inline">&lt;b&gt;</text:span><text:span text:style-name="Emphasis"><text:span text:style-name="T6">phrase</text:span></text:span><text:span text:style-name="Code_20_Inline">&lt;/b&gt;</text:span>, which is helpful when <text:span text:style-name="Emphasis"><text:span text:style-name="T6">phrase</text:span></text:span> contains spaces, or use Markdown<text:span text:style-name="T2">,</text:span> by enclosing the text in asterisks: <text:span text:style-name="Code_20_Inline">*phrase*</text:span>.</text:p>
      <text:h text:style-name="P12" text:outline-level="3"><text:span text:style-name="CODE-H3">@brief</text:span> one-sentence-description</text:h>
      <text:p text:style-name="P7">Describe<text:span text:style-name="T13">s</text:span> an entity briefly. Entities have brief and detailed documentation. Depending on how you configure Doxygen, the brief documentation can be the first sentence of the entity’s full documentation, or you can require an explicit <text:span text:style-name="Code_20_Inline">@brief</text:span> tag. In either case, the rest of the comment is the detailed documentation for the entity.</text:p>
      <text:h text:style-name="Heading_20_3" text:outline-level="3"><text:span text:style-name="CODE-H3">@c</text:span> wor<text:span text:style-name="T13">d</text:span></text:h>
      <text:p text:style-name="Body_20_Text_20_First">Treat<text:span text:style-name="T13">s</text:span> <text:span text:style-name="T7">word</text:span> as a<text:span text:style-name="T2"> </text:span>code fragment and set it in a<text:span text:style-name="T2"> </text:span>fixed-pitch typeface. You can also use HTML markup, <text:span text:style-name="Code_20_Inline">&lt;tt&gt;</text:span><text:span text:style-name="Emphasis"><text:span text:style-name="T6">phrase</text:span></text:span><text:span text:style-name="Code_20_Inline">&lt;/tt&gt;</text:span>, or use backticks for Markdown, <text:span text:style-name="Code_20_Inline">`phrase`</text:span>.</text:p>
      <text:h text:style-name="P12" text:outline-level="3"><text:span text:style-name="CODE-H3">@em</text:span> word</text:h>
      <text:p text:style-name="P7">Emphasize<text:span text:style-name="T13">s</text:span> <text:span text:style-name="Emphasis"><text:span text:style-name="T6">word</text:span></text:span> in italics. You can also use HTML tags, <text:span text:style-name="Code_20_Inline">&lt;em&gt;</text:span><text:span text:style-name="Emphasis"><text:span text:style-name="T6">phrase</text:span></text:span><text:span text:style-name="Code_20_Inline">&lt;/em&gt;</text:span>, or underscores for Markdown: <text:span text:style-name="Code_20_Inline">_</text:span><text:span text:style-name="Emphasis"><text:span text:style-name="T6">phrase</text:span></text:span><text:span text:style-name="Code_20_Inline">_</text:span>.</text:p>
      <text:h text:style-name="Heading_20_3" text:outline-level="3"><text:span text:style-name="CODE-H3">@file</text:span> file name</text:h>
      <text:p text:style-name="Body_20_Text_20_First">Presents an overview of the source file. The detailed description can describe the purpose of the file, revision history, and other global documentation. The <text:span text:style-name="Emphasis"><text:span text:style-name="T6">file</text:span></text:span><text:span text:style-name="Emphasis"><text:span text:style-name="T8"> </text:span></text:span><text:span text:style-name="Emphasis"><text:span text:style-name="T6">name</text:span></text:span> is optional; without it, Doxygen uses the file’s real name.</text:p>
      <text:h text:style-name="Heading_20_3" text:outline-level="3"><text:span text:style-name="CODE-H3">@link</text:span> entity text <text:span text:style-name="CODE-H3">@endlink</text:span><text:alphabetical-index-mark text:string-value="@link entity text @endlink" text:key1="Documentation tag and markdown"/></text:h>
      <text:p text:style-name="Body_20_Text_20_First">Create<text:span text:style-name="T13">s</text:span> a<text:span text:style-name="T2"> </text:span>hyperlink to the named <text:span text:style-name="Emphasis"><text:span text:style-name="T6">entity</text:span></text:span>, such as a<text:span text:style-name="T2"> </text:span>file. I<text:span text:style-name="T2"> </text:span>use <text:span text:style-name="Code_20_Inline">@link</text:span> on my <text:span text:style-name="Code_20_Inline">@mainpage</text:span> to create a<text:span text:style-name="T2"> </text:span>table of contents to the most important files in the project or to the sole file. Markdown offers a variety of ways to create links, such as <text:span text:style-name="Code_20_Inline">[text](entity)</text:span>.</text:p>
      <text:h text:style-name="Heading_20_3" text:outline-level="3"><text:soft-page-break/><text:span text:style-name="CODE-H3">@mainpage</text:span> title</text:h>
      <text:p text:style-name="Body_20_Text_20_First"><text:span text:style-name="T14">Starts</text:span> an overview of the entire project for the index or cover page. You can put <text:span text:style-name="Code_20_Inline">@mainpage</text:span> in any source file, or even set aside a<text:span text:style-name="T2"> </text:span>separate file just for the comment. In small projects, I<text:span text:style-name="T2"> </text:span>place <text:span text:style-name="Code_20_Inline">@mainpage</text:span> in the same source file as the <text:span text:style-name="Code_20_Inline">main</text:span> function, but in large projects, I<text:span text:style-name="T2"> </text:span>use a<text:span text:style-name="T2"> </text:span>separate file, <text:span text:style-name="T13">such as </text:span><text:span text:style-name="Emphasis"><text:span text:style-name="T13">main.dox</text:span></text:span><text:span text:style-name="T13">.</text:span></text:p>
      <text:h text:style-name="Heading_20_3" text:outline-level="3"><text:span text:style-name="CODE-H3">@p</text:span> name</text:h>
      <text:p text:style-name="Body_20_Text_20_First">Set<text:span text:style-name="T13">s</text:span> <text:span text:style-name="T7">name</text:span> in a<text:span text:style-name="T2"> </text:span>fixed-pitch typeface to distinguish it as a<text:span text:style-name="T2"> </text:span>function parameter.</text:p>
      <text:h text:style-name="Heading_20_3" text:outline-level="3"><text:span text:style-name="CODE-H3">@par</text:span> title</text:h>
      <text:p text:style-name="Body_20_Text_20_First">Start<text:span text:style-name="T13">s</text:span> a<text:span text:style-name="T2"> </text:span>new paragraph. If you supply a<text:span text:style-name="T2"> </text:span>one-line <text:span text:style-name="Emphasis"><text:span text:style-name="T6">title</text:span></text:span>, it becomes the paragraph heading. A<text:span text:style-name="T2"> </text:span>blank line also separates paragraphs.</text:p>
      <text:h text:style-name="Heading_20_3" text:outline-level="3"><text:span text:style-name="CODE-H3">@param</text:span> name description</text:h>
      <text:p text:style-name="Body_20_Text_20_First">Document<text:span text:style-name="T13">s</text:span> a<text:span text:style-name="T2"> </text:span>function parameter named <text:span text:style-name="Emphasis"><text:span text:style-name="T6">name</text:span></text:span>. If you want to refer to this parameter elsewhere in the function’s documentation, use <text:span text:style-name="Code_20_Inline">@p</text:span> <text:span text:style-name="Emphasis"><text:span text:style-name="T6">name</text:span></text:span>.</text:p>
      <text:h text:style-name="Heading_20_3" text:outline-level="3"><text:span text:style-name="CODE-H3">@post</text:span> postcondition</text:h>
      <text:p text:style-name="Body_20_Text_20_First">Document<text:span text:style-name="T13">ss</text:span> a<text:span text:style-name="T2"> </text:span>postcondition for a<text:span text:style-name="T2"> </text:span>function. A<text:span text:style-name="T2"> </text:span>postcondition is a<text:span text:style-name="T2"> </text:span>Boolean expression that you can assume to be true when the function returns (assuming all preconditions were true). C++ lacks any formal mechanism for enforcing postconditions (other than <text:span text:style-name="Code_20_Inline">assert</text:span>), so documenting postconditions is crucial, especially for library writers.</text:p>
      <text:h text:style-name="Heading_20_3" text:outline-level="3"><text:span text:style-name="CODE-H3">@pre</text:span> precondition</text:h>
      <text:p text:style-name="Body_20_Text_20_First">Document<text:span text:style-name="T13">s</text:span> a<text:span text:style-name="T2"> </text:span>precondition for a<text:span text:style-name="T2"> </text:span>function. A<text:span text:style-name="T2"> </text:span>precondition is a<text:span text:style-name="T2"> </text:span>Boolean expression that must be true before the function is called, or else the function is not guaranteed to work properly. C++ lacks any formal mechanism for enforcing preconditions (other than <text:span text:style-name="Code_20_Inline">assert</text:span>), so documenting preconditions is crucial, especially for library writers.</text:p>
      <text:h text:style-name="Heading_20_3" text:outline-level="3"><text:soft-page-break/><text:span text:style-name="CODE-H3">@return</text:span> description</text:h>
      <text:p text:style-name="Body_20_Text_20_First">Document<text:span text:style-name="T13">s</text:span> what a<text:span text:style-name="T2"> </text:span>function returns.</text:p>
      <text:h text:style-name="Heading_20_3" text:outline-level="3"><text:span text:style-name="CODE-H3">@see</text:span> xref</text:h>
      <text:p text:style-name="Body_20_Text_20_First">Insert<text:span text:style-name="T13">s</text:span> a<text:span text:style-name="T2"> </text:span>cross-reference to an entity named <text:span text:style-name="Emphasis"><text:span text:style-name="T6">xref</text:span></text:span>. Doxygen looks for references to other documented entities within the structured comment. When it finds one, it inserts a<text:span text:style-name="T2"> </text:span>hyperlink (or text cross<text:span text:style-name="T2">-</text:span>reference, depending on the output format). Sometimes, however, you <text:span text:style-name="T2">have</text:span> to insert an explicit reference to an entity that is not named in the documentation, so you can use<text:span text:style-name="T2"> </text:span><text:span text:style-name="Code_20_Inline">@see</text:span>.</text:p>
      <text:p text:style-name="Body_20_Text_20_Cont">You can suppress automatic hyperlink creation by prefacing a name with <text:span text:style-name="Code_20_Inline">%</text:span>.</text:p>
      <text:h text:style-name="Heading_20_3" text:outline-level="3"><text:span text:style-name="CODE-H3">@&amp;, @@, @\, @%, @&lt;</text:span></text:h>
      <text:p text:style-name="P3">Escapes a<text:span text:style-name="T2"> </text:span>literal character (<text:span text:style-name="Code_20_Inline">&amp;</text:span>, <text:span text:style-name="Code_20_Inline">@</text:span>, <text:span text:style-name="Code_20_Inline">\</text:span>, <text:span text:style-name="Code_20_Inline">%</text:span>, or <text:span text:style-name="Code_20_Inline">&lt;</text:span>), to prevent interpretation by Doxygen or HTML.</text:p>
      <text:p text:style-name="Body_20_Text_20_Cont"><text:bookmark-start text:name="doc1"/>Doxygen is very flexible, and you have many, many ways to format your comments using native Doxygen tags, HTML, or Markdown. This book’s web site has links to the main Doxygen page, where you can find more information about the tool and download the software. Most Linux users already have Doxygen; other users can download Doxygen for their favorite platform.</text:p>
      <text:p text:style-name="Body_20_Text_20_Cont">Listing 2<text:span text:style-name="T13">8</text:span>-1 shows a few of the many ways you can use Doxygen<text:alphabetical-index-mark text:string-value="Doxygen code" text:key1="Documentation tag and markdown"/>.</text:p>
      <text:p text:style-name="Code_20_Caption"><text:span text:style-name="T10">Listing</text:span><text:span text:style-name="T3"> </text:span><text:span text:style-name="T10">2</text:span><text:span text:style-name="T11">8</text:span><text:span text:style-name="T10">-1.</text:span> Documenting Your Code with Doxygen</text:p>
      <text:p text:style-name="Code">/** @file</text:p>
      <text:p text:style-name="Code"><text:span text:style-name="T4"><text:s/></text:span>* @brief Test<text:span text:style-name="T13">s</text:span> strings to see whether they are palindromes.</text:p>
      <text:p text:style-name="Code"><text:s/>*</text:p>
      <text:p text:style-name="Code"><text:span text:style-name="T4"><text:s/></text:span>* Read<text:span text:style-name="T13">s</text:span> lines from the input, strip non-letters, and check<text:span text:style-name="T13">s</text:span> whether</text:p>
      <text:p text:style-name="Code"><text:span text:style-name="T4"><text:s/></text:span>* the result is a palindrome. Ignore<text:span text:style-name="T13">s</text:span> case differences when checking.</text:p>
      <text:p text:style-name="Code"><text:span text:style-name="T4"><text:s/></text:span>* Echo<text:span text:style-name="T13">es</text:span> palindromes to the standard output.</text:p>
      <text:p text:style-name="Code"><text:span text:style-name="T4"><text:s/></text:span>*/</text:p>
      <text:p text:style-name="Code"/>
      <text:p text:style-name="Code">/** @mainpage Palindromes</text:p>
      <text:p text:style-name="Code"><text:span text:style-name="T4"><text:s/></text:span>* Test<text:span text:style-name="T13">s</text:span> input strings to see whether they are palindromes. </text:p>
      <text:p text:style-name="Code"><text:span text:style-name="T4"><text:s/></text:span>*</text:p>
      <text:p text:style-name="Code"><text:span text:style-name="T4"><text:s/></text:span>* A _palindrome_ is a string that reads the same forward and backward.</text:p>
      <text:p text:style-name="Code"><text:span text:style-name="T4"><text:s/></text:span>* To test for palindromes, this program needs to strip punctuation and</text:p>
      <text:p text:style-name="Code"><text:soft-page-break/><text:span text:style-name="T4"><text:s/></text:span>* other non-essential characters from the string, and compare letters without</text:p>
      <text:p text:style-name="Code"><text:span text:style-name="T4"><text:s/></text:span>* regard to case differences.</text:p>
      <text:p text:style-name="Code"><text:span text:style-name="T4"><text:s/></text:span>*</text:p>
      <text:p text:style-name="Code"><text:span text:style-name="T4"><text:s/></text:span>* This program reads lines of text from the standard input and echoes</text:p>
      <text:p text:style-name="Code"><text:span text:style-name="T4"><text:s/></text:span>* to the standard output those lines that are palindromes.</text:p>
      <text:p text:style-name="Code"><text:span text:style-name="T4"><text:s/></text:span>*</text:p>
      <text:p text:style-name="Code"><text:span text:style-name="T4"><text:s/></text:span>* Source file: [palindrome.cpp](palindrome.cpp)</text:p>
      <text:p text:style-name="Code"><text:span text:style-name="T4"><text:s/></text:span>*</text:p>
      <text:p text:style-name="Code"><text:span text:style-name="T4"><text:s/></text:span>* @date 27-<text:span text:style-name="T15">March</text:span>-20<text:span text:style-name="T13">20</text:span></text:p>
      <text:p text:style-name="Code"><text:span text:style-name="T4"><text:s/></text:span>* @author Ray Lischner</text:p>
      <text:p text:style-name="Code"><text:span text:style-name="T4"><text:s/></text:span>* @version <text:span text:style-name="T13">3</text:span>.0</text:p>
      <text:p text:style-name="Code"><text:span text:style-name="T4"><text:s/></text:span>*/</text:p>
      <text:p text:style-name="Code">#include &lt;iostream&gt;</text:p>
      <text:p text:style-name="Code">#include &lt;<text:span text:style-name="T15">ranges</text:span>&gt;</text:p>
      <text:p text:style-name="Code">#include &lt;locale&gt;</text:p>
      <text:p text:style-name="Code">#include &lt;string&gt;</text:p>
      <text:p text:style-name="P10">#include &lt;string_view&gt;</text:p>
      <text:p text:style-name="Code"/>
      <text:p text:style-name="Code">/** @brief Test<text:span text:style-name="T13">s</text:span> for non-letter.</text:p>
      <text:p text:style-name="Code"><text:s/>*</text:p>
      <text:p text:style-name="Code"><text:span text:style-name="T4"><text:s/></text:span>* Test<text:span text:style-name="T13">s</text:span> the character @p ch in the global locale.</text:p>
      <text:p text:style-name="Code"><text:span text:style-name="T4"><text:s/></text:span>* @param ch the character to test</text:p>
      <text:p text:style-name="Code"><text:span text:style-name="T4"><text:s/></text:span>* @return true if @p ch is not a letter</text:p>
      <text:p text:style-name="Code"><text:span text:style-name="T4"><text:s/></text:span>*/</text:p>
      <text:p text:style-name="Code">bool non_letter(char ch)</text:p>
      <text:p text:style-name="Code">{</text:p>
      <text:p text:style-name="Code"><text:span text:style-name="T4"><text:s text:c="2"/></text:span>return not std::isalnum(ch, std::locale{});</text:p>
      <text:p text:style-name="Code">}</text:p>
      <text:p text:style-name="Code"/>
      <text:p text:style-name="Code">/** @brief Convert<text:span text:style-name="T13">s</text:span> to lowercase.</text:p>
      <text:p text:style-name="Code"><text:s/>*</text:p>
      <text:p text:style-name="Code"><text:span text:style-name="T4"><text:s/></text:span>* All conversions use the global locale.</text:p>
      <text:p text:style-name="Code"><text:span text:style-name="T4"><text:s/></text:span>*</text:p>
      <text:p text:style-name="Code"><text:span text:style-name="T4"><text:s/></text:span>* @param ch the character to test</text:p>
      <text:p text:style-name="Code"><text:span text:style-name="T4"><text:s/></text:span>* @return the character converted to lowercase</text:p>
      <text:p text:style-name="Code"><text:span text:style-name="T4"><text:s/></text:span>*/</text:p>
      <text:p text:style-name="Code">char lowercase(char ch)</text:p>
      <text:p text:style-name="Code">{</text:p>
      <text:p text:style-name="Code"><text:span text:style-name="T4"><text:s text:c="2"/></text:span>return std::tolower(ch, std::locale{});</text:p>
      <text:p text:style-name="Code">}</text:p>
      <text:p text:style-name="Code"/>
      <text:p text:style-name="Code">/** @brief Compare<text:span text:style-name="T13">s</text:span> two characters without regard to case.</text:p>
      <text:p text:style-name="Code"><text:s/>*</text:p>
      <text:p text:style-name="Code"><text:span text:style-name="T4"><text:s/></text:span>* @param a one character to compare</text:p>
      <text:p text:style-name="Code"><text:span text:style-name="T4"><text:s/></text:span>* @param b the other character to compare</text:p>
      <text:p text:style-name="Code"><text:span text:style-name="T4"><text:s/></text:span>* @return `true` if the characters are the same in lowercase,</text:p>
      <text:p text:style-name="Code"><text:span text:style-name="T4"><text:s/></text:span>* <text:s text:c="8"/>`false` if they are different.</text:p>
      <text:p text:style-name="Code"><text:soft-page-break/><text:span text:style-name="T4"><text:s/></text:span>*/</text:p>
      <text:p text:style-name="Code">bool is_same_char(char a, char b)</text:p>
      <text:p text:style-name="Code">{</text:p>
      <text:p text:style-name="Code"><text:span text:style-name="T4"><text:s text:c="2"/></text:span>return lowercase(a) == lowercase(b);</text:p>
      <text:p text:style-name="Code">}</text:p>
      <text:p text:style-name="Code"/>
      <text:p text:style-name="Code">/** @brief Determine<text:span text:style-name="T13">s</text:span> whether @p str is a palindrome.</text:p>
      <text:p text:style-name="Code"><text:s/>*</text:p>
      <text:p text:style-name="Code"><text:span text:style-name="T4"><text:s/></text:span>* Only letter characters are tested. Spaces and punctuation don't count.</text:p>
      <text:p text:style-name="Code"><text:span text:style-name="T4"><text:s/></text:span>* Empty strings are not palindromes because that's just too easy.</text:p>
      <text:p text:style-name="Code"><text:span text:style-name="T4"><text:s/></text:span>* @param str the string to test</text:p>
      <text:p text:style-name="Code"><text:span text:style-name="T4"><text:s/></text:span>* @return `true` if @p str is the same forward and backward and</text:p>
      <text:p text:style-name="Code"><text:span text:style-name="T4"><text:s/></text:span>* <text:s text:c="4"/>`not str.empty()`</text:p>
      <text:p text:style-name="Code"><text:span text:style-name="T4"><text:s/></text:span>*/</text:p>
      <text:p text:style-name="Code">bool is_palindrome(std::string_<text:span text:style-name="T13">view</text:span> str)</text:p>
      <text:p text:style-name="Code">{</text:p>
      <text:p text:style-name="Code"><text:s text:c="2"/><text:span text:style-name="T16">auto filtered_str{ str</text:span> <text:span text:style-name="T13">| std::ranges::filter(</text:span><text:span text:style-name="T15">lowercase</text:span><text:span text:style-name="T13">) };</text:span></text:p>
      <text:p text:style-name="P11"><text:s text:c="2"/><text:span text:style-name="T16">std::ranges::equal(filtered_str, std::ranges::reverse(filtered_str),\</text:span></text:p>
      <text:p text:style-name="P11"><text:span text:style-name="T16"><text:s text:c="6"/>is_same_char);</text:span></text:p>
      <text:p text:style-name="Code">}</text:p>
      <text:p text:style-name="Code"/>
      <text:p text:style-name="Code">/** @brief Main program.</text:p>
      <text:p text:style-name="P11"><text:span text:style-name="T4"><text:s/></text:span>* Set<text:span text:style-name="T16">s</text:span> the global locale to the user's native locale.</text:p>
      <text:p text:style-name="P11"><text:s/>* Then imbue<text:span text:style-name="T16">s</text:span> the I/O streams with the native locale.</text:p>
      <text:p text:style-name="Code"><text:span text:style-name="T4"><text:s/></text:span>*/</text:p>
      <text:p text:style-name="Code">int main()</text:p>
      <text:p text:style-name="Code">{</text:p>
      <text:p text:style-name="Code"><text:span text:style-name="T4"><text:s text:c="2"/></text:span>std::locale::global(std::locale{""});</text:p>
      <text:p text:style-name="Code"><text:span text:style-name="T4"><text:s text:c="2"/></text:span>std::cin.imbue(std::locale{});</text:p>
      <text:p text:style-name="Code"><text:span text:style-name="T4"><text:s text:c="2"/></text:span>std::cout.imbue(std::locale{});</text:p>
      <text:p text:style-name="Code"/>
      <text:p text:style-name="Code"><text:span text:style-name="T4"><text:s text:c="2"/></text:span><text:span text:style-name="T5">for (</text:span>std::string line{}; std::getline(std::cin, line); /*<text:span text:style-name="T16">empty*/</text:span>)</text:p>
      <text:p text:style-name="Code"><text:span text:style-name="T4"><text:s text:c="4"/></text:span>if (is_palindrome(line))</text:p>
      <text:p text:style-name="Code"><text:span text:style-name="T4"><text:s text:c="6"/></text:span>std::cout &lt;&lt; line &lt;&lt; '\n';</text:p>
      <text:p text:style-name="Code">}</text:p>
      <text:p text:style-name="Body_20_Text_20_Cont"><text:bookmark-start text:name="doc"/><text:bookmark-end text:name="doc1"/>Figure 2<text:span text:style-name="T16">8</text:span>-1 shows the main page as it appears in a web browser.</text:p>
      <text:p text:style-name="P8"><office:annotation><dc:creator>Ray Lischner</dc:creator><dc:date>2020-03-09T14:32:54.041642214</dc:date><loext:sender-initials>RL</loext:sender-initials><text:p text:style-name="P13"><text:span text:style-name="T17">Will grab a screen shot next time around.</text:span></text:p>
</office:annotation></text:p>
      <text:p text:style-name="P5"><text:span text:style-name="T10">Figure 2</text:span><text:span text:style-name="T12">8</text:span><text:span text:style-name="T10">-1.</text:span> Main page of the palindrome documentation<text:alphabetical-index-mark text:string-value="palindrome documentation" text:key1="Documentation tag and markdown"/></text:p>
      <text:h text:style-name="Heading_20_1" text:outline-level="1"><text:bookmark-end text:name="doc"/>Using Doxygen</text:h>
      <text:p text:style-name="Body_20_Text_20_First">Instead of taking lots of command-line arguments, Doxygen uses a<text:span text:style-name="T2"> </text:span>configuration file, typically named <text:span text:style-name="Code_20_Inline"><text:span text:style-name="T9">Doxyfile</text:span></text:span>, in which you can put all that juicy information. Among the information in the configuration file are the name of the project, which files to examine for comments, which output format or formats to generate, and a<text:span text:style-name="T2"> </text:span>variety of options you can use to tweak and adjust the output.</text:p>
      <text:p text:style-name="Body_20_Text_20_Cont">Because of the plethora of options, Doxygen comes with a wizard, <text:span text:style-name="Code_20_Inline"><text:span text:style-name="T9">doxywizard</text:span></text:span>, to help generate a suitable configuration file, or you can just run the command line <text:span text:style-name="Code_20_Inline"><text:span text:style-name="T9">doxygen</text:span></text:span> utility with the <text:span text:style-name="Code_20_Inline">-g</text:span> switch, to generate a default configuration file that has lots of comments to help you understand how to customize it.</text:p>
      <text:p text:style-name="Body_20_Text_20_Cont">Once you have configured Doxygen, running the program is trivial. Simply run <text:span text:style-name="Code_20_Inline">doxygen</text:span>, and away it goes. Doxygen does a reasonable job at parsing C++, which is a complicated and difficult language to parse, but it sometimes gets confused. Pay attention to the error messages, to see if it had any difficulties with your source files.</text:p>
      <text:p text:style-name="Body_20_Text_20_Cont">The configuration file dictates the location of the output. Typically, each output format resides in its own subdirectory. For example, the default configuration file stores HTML output in the <text:span text:style-name="Code_20_Inline"><text:span text:style-name="T9">html</text:span></text:span> directory. Open the <text:span text:style-name="Code_20_Inline"><text:span text:style-name="T9">html/index.html</text:span></text:span> file in your favorite browser, to check out the results.</text:p>
      <text:p text:style-name="Body_20_Text_20_Cont"><text:span text:style-name="Strong_20_Emphasis">Download and install Doxygen on your system.</text:span></text:p>
      <text:p text:style-name="Body_20_Text_20_Cont"><text:span text:style-name="Strong_20_Emphasis">Add Doxygen comments to one of your programs. Configure and run Doxygen.</text:span></text:p>
      <text:p text:style-name="Body_20_Text_20_Cont">Future programs will continue to use Doxygen comments sporadically, when I think the comments help you understand what the program does. In general, however, I try to avoid them in the book, because the text usually explains things well enough, and I don’t want to waste any space. The programs that accompany the book, however, have more complete Doxygen comment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Utopia-Italic" svg:font-family="Utopia-Italic, 'MS Mincho'" style:font-pitch="variable"/>
    <style:font-face style:name="Utopia1" svg:font-family="Utopia,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Bold" svg:font-family="TheSansMonoCondensed-SemiBold,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1"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1" style:font-family-complex="Utopia, 'MS Mincho'"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left" style:display-name="Header left" style:family="paragraph" style:parent-style-name="Header" style:class="extra">
      <style:paragraph-properties text:number-lines="false" text:line-number="0">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1945in" fo:margin-bottom="0.1945in" loext:contextual-spacing="false"/>
      <style:text-properties style:font-name="Times" fo:font-family="Times" style:font-family-generic="roman" style:font-pitch="variable" fo:font-size="10pt" fo:language="en" fo:country="GB" style:font-size-asian="10pt" style:font-name-complex="Times" style:font-family-complex="Times" style:font-family-generic-complex="roman" style:font-pitch-complex="variabl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DE-H3" style:family="text">
      <style:text-properties fo:color="#000000" style:text-position="0% 100%" style:font-name="TheSansMonoCondensed-SemiBold" fo:font-family="TheSansMonoCondensed-SemiBold, 'MS PMincho'" style:font-family-generic="roman" style:font-pitch="variable" fo:font-size="11pt" fo:letter-spacing="normal" fo:language="en" fo:country="US" style:text-underline-style="none" fo:font-weight="bold" style:font-size-asian="11pt" style:font-weight-asian="bold" style:font-name-complex="TheSansMonoCondensed-SemiBold" style:font-family-complex="TheSansMonoCondensed-SemiBold, 'MS PMincho'" style:font-family-generic-complex="roman" style:font-pitch-complex="variable" style:font-size-complex="11pt" style:font-weight-complex="bold" style:text-emphasize="none" style:text-scale="100%"/>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WW8Num3zfalse" style:family="text"/>
    <style:style style:name="WW8Num2zfalse" style:family="text"/>
    <style:style style:name="WW8Num2ztrue" style:family="text"/>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15ceee"/>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style:page-layout style:name="Mpm2">
      <style:page-layout-properties fo:page-width="7.5in" fo:page-height="9.25in" style:num-format="1" style:print-orientation="portrait" fo:margin-top="0.4138in" fo:margin-bottom="0.4138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loext:header-first>
        <text:p text:style-name="Chapter_20_Number">E X P L O R A T I O N <text:s/>2<text:span text:style-name="MT1">8</text:span></text:p>
        <text:p text:style-name="MP1"/>
        <text:p text:style-name="MP2"></text:p>
        <text:p text:style-name="Standard"/>
      </loext:header-first>
      <style:footer>
        <text:p text:style-name="Footer"/>
      </style:footer>
      <style:footer-left>
        <text:p text:style-name="Footer"/>
      </style:footer-left>
      <loext:footer-first>
        <text:p text:style-name="Footer"/>
      </loext:footer-first>
    </style:master-page>
    <style:master-page style:name="Convert_20_1" style:display-name="Convert 1"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14T03:25:00</meta:creation-date>
    <dc:creator>Ray Lischner</dc:creator>
    <dc:date>2020-03-09T14:33:55.728246309</dc:date>
    <meta:print-date>2013-10-25T16:46:00</meta:print-date>
    <meta:editing-cycles>10</meta:editing-cycles>
    <meta:editing-duration>PT1H3M23S</meta:editing-duration>
    <meta:generator>LibreOffice/6.3.3.2.0$Linux_X86_64 LibreOffice_project/30$Build-2</meta:generator>
    <meta:document-statistic meta:table-count="0" meta:image-count="0" meta:object-count="0" meta:page-count="8" meta:paragraph-count="157" meta:word-count="1838" meta:character-count="11537" meta:non-whitespace-character-count="9720"/>
    <meta:user-defined meta:name="Chapter Number">28</meta:user-defined>
    <meta:user-defined meta:name="ContentType">Document</meta:user-defined>
  </office:meta>
</office:document-meta>
</file>